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46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tack_trace_nn_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3"/>
        <table:table-column table:style-name="co14" table:number-columns-repeated="4" table:default-cell-style-name="Default"/>
        <table:table-column table:style-name="co14" table:default-cell-style-name="ce2"/>
        <table:table-column table:style-name="co14" table:number-columns-repeated="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oR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10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20 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30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40 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40 f16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r40 f8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car_noRandom/vpython_car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neural_network/trace_car_noRandom/vpython_car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763" calcext:value-type="float">
            <text:p>36763</text:p>
          </table:table-cell>
          <table:table-cell office:value-type="float" office:value="73885" calcext:value-type="float">
            <text:p>73885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37465" calcext:value-type="float">
            <text:p>37465</text:p>
          </table:table-cell>
          <table:table-cell office:value-type="float" office:value="75127" calcext:value-type="float">
            <text:p>75127</text:p>
          </table:table-cell>
          <table:table-cell office:value-type="float" office:value="10" calcext:value-type="float">
            <text:p>1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6169" calcext:value-type="float">
            <text:p>26169</text:p>
          </table:table-cell>
          <table:table-cell office:value-type="float" office:value="55287" calcext:value-type="float">
            <text:p>55287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20521" calcext:value-type="float">
            <text:p>20521</text:p>
          </table:table-cell>
          <table:table-cell office:value-type="float" office:value="45367" calcext:value-type="float">
            <text:p>45367</text:p>
          </table:table-cell>
          <table:table-cell office:value-type="float" office:value="10" calcext:value-type="float">
            <text:p>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diabetes_noRandom/vpython_diabetes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678" calcext:value-type="float">
            <text:p>52678</text:p>
          </table:table-cell>
          <table:table-cell office:value-type="float" office:value="108216" calcext:value-type="float">
            <text:p>108216</text:p>
          </table:table-cell>
          <table:table-cell office:value-type="float" office:value="2" calcext:value-type="float">
            <text:p>2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neural_network/trace_diabetes_noRandom/vpython_diabetes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901" calcext:value-type="float">
            <text:p>51901</text:p>
          </table:table-cell>
          <table:table-cell office:value-type="float" office:value="106826" calcext:value-type="float">
            <text:p>106826</text:p>
          </table:table-cell>
          <table:table-cell office:value-type="float" office:value="2" calcext:value-type="float">
            <text:p>2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52603" calcext:value-type="float">
            <text:p>52603</text:p>
          </table:table-cell>
          <table:table-cell office:value-type="float" office:value="108068" calcext:value-type="float">
            <text:p>108068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41275" calcext:value-type="float">
            <text:p>41275</text:p>
          </table:table-cell>
          <table:table-cell office:value-type="float" office:value="88020" calcext:value-type="float">
            <text:p>88020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35611" calcext:value-type="float">
            <text:p>35611</text:p>
          </table:table-cell>
          <table:table-cell office:value-type="float" office:value="77996" calcext:value-type="float">
            <text:p>77996</text:p>
          </table:table-cell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energy_noRandom/vpython_energy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neural_network/trace_energy_noRandom/vpython_energy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559" calcext:value-type="float">
            <text:p>48559</text:p>
          </table:table-cell>
          <table:table-cell office:value-type="float" office:value="103345" calcext:value-type="float">
            <text:p>103345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49261" calcext:value-type="float">
            <text:p>49261</text:p>
          </table:table-cell>
          <table:table-cell office:value-type="float" office:value="104587" calcext:value-type="float">
            <text:p>10458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7965" calcext:value-type="float">
            <text:p>37965</text:p>
          </table:table-cell>
          <table:table-cell office:value-type="float" office:value="84747" calcext:value-type="float">
            <text:p>84747</text:p>
          </table:table-cell>
          <table:table-cell office:value-type="float" office:value="10" calcext:value-type="float">
            <text:p>10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float" office:value="32317" calcext:value-type="float">
            <text:p>32317</text:p>
          </table:table-cell>
          <table:table-cell office:value-type="float" office:value="74827" calcext:value-type="float">
            <text:p>74827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house_noRandom/vpython_house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neural_network/trace_house_noRandom/vpython_house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0198" calcext:value-type="float">
            <text:p>170198</text:p>
          </table:table-cell>
          <table:table-cell office:value-type="float" office:value="459329" calcext:value-type="float">
            <text:p>459329</text:p>
          </table:table-cell>
          <table:table-cell office:value-type="float" office:value="10" calcext:value-type="float">
            <text:p>10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70900" calcext:value-type="float">
            <text:p>170900</text:p>
          </table:table-cell>
          <table:table-cell office:value-type="float" office:value="460571" calcext:value-type="float">
            <text:p>460571</text:p>
          </table:table-cell>
          <table:table-cell office:value-type="float" office:value="10" calcext:value-type="float">
            <text:p>10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59604" calcext:value-type="float">
            <text:p>159604</text:p>
          </table:table-cell>
          <table:table-cell office:value-type="float" office:value="440731" calcext:value-type="float">
            <text:p>440731</text:p>
          </table:table-cell>
          <table:table-cell office:value-type="float" office:value="10" calcext:value-type="float">
            <text:p>1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430811" calcext:value-type="float">
            <text:p>430811</text:p>
          </table:table-cell>
          <table:table-cell office:value-type="float" office:value="10" calcext:value-type="float">
            <text:p>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</table:table-row>
        <table:table-row table:style-name="ro1">
          <table:table-cell office:value-type="string" calcext:value-type="string">
            <text:p>neural_network/trace_medical_noRandom/vpython_medical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neural_network/trace_medical_noRandom/vpython_medical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916" calcext:value-type="float">
            <text:p>59916</text:p>
          </table:table-cell>
          <table:table-cell office:value-type="float" office:value="131184" calcext:value-type="float">
            <text:p>131184</text:p>
          </table:table-cell>
          <table:table-cell office:value-type="float" office:value="10" calcext:value-type="float">
            <text:p>10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60618" calcext:value-type="float">
            <text:p>60618</text:p>
          </table:table-cell>
          <table:table-cell office:value-type="float" office:value="132426" calcext:value-type="float">
            <text:p>132426</text:p>
          </table:table-cell>
          <table:table-cell office:value-type="float" office:value="10" calcext:value-type="float">
            <text:p>1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49322" calcext:value-type="float">
            <text:p>49322</text:p>
          </table:table-cell>
          <table:table-cell office:value-type="float" office:value="112586" calcext:value-type="float">
            <text:p>112586</text:p>
          </table:table-cell>
          <table:table-cell office:value-type="float" office:value="10" calcext:value-type="float">
            <text:p>10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102666" calcext:value-type="float">
            <text:p>102666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 table:number-rows-repeated="104850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4T23:01:07.842152483</dc:date>
    <meta:editing-duration>PT11M34S</meta:editing-duration>
    <meta:editing-cycles>1</meta:editing-cycles>
    <meta:document-statistic meta:table-count="1" meta:cell-count="1657" meta:object-count="0"/>
    <meta:generator>LibreOffice/6.4.7.2$Linux_X86_64 LibreOffice_project/40$Build-2</meta:generator>
  </office:meta>
</office:document-meta>
</file>